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4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69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1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8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63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59" office:value-type="string">
            <text:p>0.7.11</text:p>
          </table:table-cell>
          <table:table-cell table:number-columns-repeated="9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10.1</text:p>
          </table:table-cell>
          <table:table-cell table:number-columns-repeated="8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62" office:value-type="string">
            <text:p>-</text:p>
          </table:table-cell>
          <table:table-cell table:style-name="ce55" table:number-columns-repeated="5"/>
          <table:table-cell table:style-name="ce64"/>
          <table:table-cell table:style-name="ce55"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63"/>
          <table:table-cell table:style-name="ce64"/>
          <table:table-cell table:style-name="ce49" table:number-columns-repeated="2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58" table:number-columns-repeated="5"/>
          <table:table-cell table:style-name="ce56" office:value-type="string">
            <text:p>0.3.9</text:p>
          </table:table-cell>
          <table:table-cell table:style-name="ce58"/>
          <table:table-cell table:style-name="ce60" office:value-type="string">
            <text:p>0.7.9</text:p>
          </table:table-cell>
          <table:table-cell table:style-name="ce58" table:number-columns-repeated="2"/>
          <table:table-cell table:style-name="ce56"/>
          <table:table-cell table:style-name="ce42" office:value-type="string">
            <text:p>0.0.43</text:p>
          </table:table-cell>
          <table:table-cell table:style-name="ce44"/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58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60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726cm" svg:y="10.437cm" draw:caption-point-x="-0.576cm" draw:caption-point-y="1.636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8" table:number-columns-repeated="5"/>
          <table:table-cell table:style-name="ce56" table:number-columns-repeated="2"/>
          <table:table-cell table:style-name="ce58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58"/>
          <table:table-cell table:style-name="ce67"/>
          <table:table-cell table:style-name="ce70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59" office:value-type="string">
            <text:p>0.5.9</text:p>
          </table:table-cell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08">08/10/2024</text:date>, <text:time>01:4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8M56S</meta:editing-duration>
    <meta:editing-cycles>1225</meta:editing-cycles>
    <meta:generator>OpenOffice/4.1.15$Win32 OpenOffice.org_project/4115m2$Build-9813</meta:generator>
    <dc:date>2024-10-08T01:46:59.12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